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7799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2.7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45"/>
    <style:style style:name="ce2" style:family="table-cell" style:parent-style-name="Default" style:data-style-name="N1"/>
    <style:style style:name="ce5" style:family="table-cell" style:parent-style-name="Default" style:data-style-name="N2"/>
    <style:style style:name="ce8" style:family="table-cell" style:parent-style-name="Default" style:data-style-name="N142"/>
    <style:style style:name="ce11" style:family="table-cell" style:parent-style-name="Default" style:data-style-name="N139"/>
  </office:automatic-styles>
  <office:body>
    <office:spreadsheet>
      <table:calculation-settings table:automatic-find-labels="false" table:use-regular-expressions="false" table:use-wildcards="true"/>
      <table:table table:name="specification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aximum current [A]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inimum cell voltage [V]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ximum cell voltage [V]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cell series cou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mum battery voltage [V]</text:p>
          </table:table-cell>
          <table:table-cell table:formula="of:=[.B2]*[.B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ximum battery voltage [V]</text:p>
          </table:table-cell>
          <table:table-cell table:formula="of:=[.B3]*[.B4]"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cell capacity [Ah]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nominal cell voltage [V]</text:p>
          </table:table-cell>
          <table:table-cell table:formula="of:=3.2"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nominal battery voltage [V]</text:p>
          </table:table-cell>
          <table:table-cell table:formula="of:=[.B8]*[.B4]" office:value-type="float" office:value="12.8" calcext:value-type="float">
            <text:p>12.8</text:p>
          </table:table-cell>
        </table:table-row>
        <table:table-row table:style-name="ro1">
          <table:table-cell office:value-type="string" calcext:value-type="string">
            <text:p>cell energy [Wh]</text:p>
          </table:table-cell>
          <table:table-cell table:formula="of:=[.B7]*[.B9]" office:value-type="float" office:value="1126.4" calcext:value-type="float">
            <text:p>1126.4</text:p>
          </table:table-cell>
        </table:table-row>
        <table:table-row table:style-name="ro1">
          <table:table-cell office:value-type="string" calcext:value-type="string">
            <text:p>maximum input voltage [V]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nternal resistance [Ohm]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charge and discharge FETs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ull up [kOhm]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pull up current [mA]</text:p>
          </table:table-cell>
          <table:table-cell table:formula="of:=[$specifications.B9]/[.B1]" office:value-type="float" office:value="0.0581818181818182" calcext:value-type="float">
            <text:p>0.0581818181818182</text:p>
          </table:table-cell>
        </table:table-row>
        <table:table-row table:style-name="ro1">
          <table:table-cell office:value-type="string" calcext:value-type="string">
            <text:p>drain source resistance [mOhm]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wer loss per FET [mW]</text:p>
          </table:table-cell>
          <table:table-cell table:formula="of:=[.B3]*[$specifications.B1]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power loss per pull up [mW]</text:p>
          </table:table-cell>
          <table:table-cell table:style-name="ce1" table:formula="of:=[$specifications.B9]*[.B2]" office:value-type="float" office:value="0.744727272727273" calcext:value-type="float">
            <text:p>0.745</text:p>
          </table:table-cell>
        </table:table-row>
        <table:table-row table:style-name="ro1">
          <table:table-cell office:value-type="string" calcext:value-type="string">
            <text:p>complete discharge time per pull up [h]</text:p>
          </table:table-cell>
          <table:table-cell table:style-name="ce2" table:formula="of:=[$specifications.B10]/[.B5]*1000" office:value-type="float" office:value="1512500" calcext:value-type="float">
            <text:p>1512500</text:p>
          </table:table-cell>
        </table:table-row>
        <table:table-row table:style-name="ro1">
          <table:table-cell office:value-type="string" calcext:value-type="string">
            <text:p>complete discharge time per pull up [a]</text:p>
          </table:table-cell>
          <table:table-cell table:style-name="ce2" table:formula="of:=[.B6]/24/365" office:value-type="float" office:value="172.659817351598" calcext:value-type="float">
            <text:p>173</text:p>
          </table:table-cell>
        </table:table-row>
        <table:table-row table:style-name="ro1">
          <table:table-cell office:value-type="string" calcext:value-type="string">
            <text:p>input capacitance [pF]</text:p>
          </table:table-cell>
          <table:table-cell office:value-type="float" office:value="4140" calcext:value-type="float">
            <text:p>4140</text:p>
          </table:table-cell>
        </table:table-row>
        <table:table-row table:style-name="ro1">
          <table:table-cell office:value-type="string" calcext:value-type="string">
            <text:p>input capacitance tau [s]</text:p>
          </table:table-cell>
          <table:table-cell table:formula="of:=[.B8]*[.B1]*10^-9" office:value-type="float" office:value="0.0009108" calcext:value-type="float">
            <text:p>0.0009108</text:p>
          </table:table-cell>
        </table:table-row>
        <table:table-row table:style-name="ro1">
          <table:table-cell office:value-type="string" calcext:value-type="string">
            <text:p>loading time input capacitance [us]</text:p>
          </table:table-cell>
          <table:table-cell table:formula="of:=[.B9]*2.3*10^6" office:value-type="float" office:value="2094.84" calcext:value-type="float">
            <text:p>2094.84</text:p>
          </table:table-cell>
        </table:table-row>
      </table:table>
      <table:table table:name="balancing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ell voltage difference [V]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ell capacitance [F]</text:p>
          </table:table-cell>
          <table:table-cell table:formula="of:=[$specifications.B7]*3600/[$specifications.B8]" office:value-type="float" office:value="99000" calcext:value-type="float">
            <text:p>99000</text:p>
          </table:table-cell>
        </table:table-row>
        <table:table-row table:style-name="ro1">
          <table:table-cell office:value-type="string" calcext:value-type="string">
            <text:p>energy difference [Ws]</text:p>
          </table:table-cell>
          <table:table-cell table:formula="of:=[.B1]*[$specifications.B7]*3600/2" office:value-type="float" office:value="15840" calcext:value-type="float">
            <text:p>15840</text:p>
          </table:table-cell>
        </table:table-row>
        <table:table-row table:style-name="ro1">
          <table:table-cell office:value-type="string" calcext:value-type="string">
            <text:p>balance time [s]</text:p>
          </table:table-cell>
          <table:table-cell table:formula="of:=60*60"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average balance power [W]</text:p>
          </table:table-cell>
          <table:table-cell table:formula="of:=[.B3]/[.B4]"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charging factor</text:p>
          </table:table-cell>
          <table:table-cell table:style-name="ce5" table:formula="of:=1/0.63" office:value-type="float" office:value="1.58730158730159" calcext:value-type="float">
            <text:p>1.59</text:p>
          </table:table-cell>
        </table:table-row>
        <table:table-row table:style-name="ro1">
          <table:table-cell office:value-type="string" calcext:value-type="string">
            <text:p>peak power [W]</text:p>
          </table:table-cell>
          <table:table-cell table:style-name="ce5" table:formula="of:=[.B5]*2*[.B6]" office:value-type="float" office:value="13.968253968254" calcext:value-type="float">
            <text:p>13.97</text:p>
          </table:table-cell>
        </table:table-row>
        <table:table-row table:style-name="ro1">
          <table:table-cell office:value-type="string" calcext:value-type="string">
            <text:p>peak current necessary [A]</text:p>
          </table:table-cell>
          <table:table-cell table:style-name="ce5" table:formula="of:=[.B7]/[$specifications.B8]" office:value-type="float" office:value="4.36507936507937" calcext:value-type="float">
            <text:p>4.37</text:p>
          </table:table-cell>
        </table:table-row>
        <table:table-row table:style-name="ro1">
          <table:table-cell office:value-type="string" calcext:value-type="string">
            <text:p>RDS on [Ohm]</text:p>
          </table:table-cell>
          <table:table-cell table:style-name="ce5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damping resistor [Ohm]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otal charge resistance [Ohm]</text:p>
          </table:table-cell>
          <table:table-cell table:formula="of:=[.B10]+2*[.B9]+[$specifications.B12]" office:value-type="float" office:value="0.302" calcext:value-type="float">
            <text:p>0.302</text:p>
          </table:table-cell>
        </table:table-row>
        <table:table-row table:style-name="ro1">
          <table:table-cell office:value-type="string" calcext:value-type="string">
            <text:p>Initial peak current [A]</text:p>
          </table:table-cell>
          <table:table-cell table:style-name="ce1" table:formula="of:=[$specifications.B8]/[.B11]" office:value-type="float" office:value="10.5960264900662" calcext:value-type="float">
            <text:p>10.596</text:p>
          </table:table-cell>
        </table:table-row>
        <table:table-row table:style-name="ro1">
          <table:table-cell office:value-type="string" calcext:value-type="string">
            <text:p>continuous peak current [A]</text:p>
          </table:table-cell>
          <table:table-cell table:style-name="ce1" table:formula="of:=[.B1]/[.B11]" office:value-type="float" office:value="0.33112582781457" calcext:value-type="float">
            <text:p>0.331</text:p>
          </table:table-cell>
        </table:table-row>
        <table:table-row table:style-name="ro1">
          <table:table-cell office:value-type="string" calcext:value-type="string">
            <text:p>initial power loss damping resistor [W]</text:p>
          </table:table-cell>
          <table:table-cell table:style-name="ce1" table:formula="of:=[.B12]*[.B12]*[.B10]" office:value-type="float" office:value="0.22455155475637" calcext:value-type="float">
            <text:p>0.225</text:p>
          </table:table-cell>
        </table:table-row>
        <table:table-row table:style-name="ro1">
          <table:table-cell office:value-type="string" calcext:value-type="string">
            <text:p>continuous power loss damping resistor [W]</text:p>
          </table:table-cell>
          <table:table-cell table:style-name="ce1" table:formula="of:=[.B13]*[.B13]*[.B10]" office:value-type="float" office:value="0.000219288627691768" calcext:value-type="float">
            <text:p>0.000</text:p>
          </table:table-cell>
        </table:table-row>
        <table:table-row table:style-name="ro1">
          <table:table-cell office:value-type="string" calcext:value-type="string">
            <text:p>continuous power loss charge [W]</text:p>
          </table:table-cell>
          <table:table-cell table:formula="of:=[.B11]*[.B13]*[.B13]" office:value-type="float" office:value="0.033112582781457" calcext:value-type="float">
            <text:p>0.033112582781457</text:p>
          </table:table-cell>
        </table:table-row>
        <table:table-row table:style-name="ro1">
          <table:table-cell office:value-type="string" calcext:value-type="string">
            <text:p>capacity [F]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harging tau [s]</text:p>
          </table:table-cell>
          <table:table-cell table:formula="of:=[.B17]*[.B11]" office:value-type="float" office:value="0.00302" calcext:value-type="float">
            <text:p>0.00302</text:p>
          </table:table-cell>
        </table:table-row>
        <table:table-row table:style-name="ro1">
          <table:table-cell office:value-type="string" calcext:value-type="string">
            <text:p>time till 90% full [s]</text:p>
          </table:table-cell>
          <table:table-cell table:style-name="ce8" table:formula="of:=(-1)*LN(0.1)*[.B18]" office:value-type="float" office:value="0.00695380698084202" calcext:value-type="float">
            <text:p>0.006954</text:p>
          </table:table-cell>
        </table:table-row>
        <table:table-row table:style-name="ro1">
          <table:table-cell office:value-type="string" calcext:value-type="string">
            <text:p>time till 90% full [us]</text:p>
          </table:table-cell>
          <table:table-cell table:style-name="ce2" table:formula="of:=[.B19]*10^6" office:value-type="float" office:value="6953.80698084202" calcext:value-type="float">
            <text:p>6954</text:p>
          </table:table-cell>
        </table:table-row>
        <table:table-row table:style-name="ro1">
          <table:table-cell office:value-type="string" calcext:value-type="string">
            <text:p>MOSFET turn on and turn of time [ns]</text:p>
          </table:table-cell>
          <table:table-cell table:style-name="ce2" table:formula="of:=10+13+28+10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OSFET turn on and turn of time [s]</text:p>
          </table:table-cell>
          <table:table-cell table:style-name="ce11" table:formula="of:=[.B21]*10^(-9)" office:value-type="float" office:value="0.000000061" calcext:value-type="float">
            <text:p>0.000000061</text:p>
          </table:table-cell>
        </table:table-row>
        <table:table-row table:style-name="ro1">
          <table:table-cell office:value-type="string" calcext:value-type="string">
            <text:p>charge and balance time [s]</text:p>
          </table:table-cell>
          <table:table-cell table:formula="of:=[.B22]*2+[.B19]*2" office:value-type="float" office:value="0.013907735961684" calcext:value-type="float">
            <text:p>0.013907735961684</text:p>
          </table:table-cell>
        </table:table-row>
        <table:table-row table:style-name="ro1">
          <table:table-cell office:value-type="string" calcext:value-type="string">
            <text:p>charge and balance time [ms]</text:p>
          </table:table-cell>
          <table:table-cell table:style-name="ce1" table:formula="of:=[.B23]*1000" office:value-type="float" office:value="13.907735961684" calcext:value-type="float">
            <text:p>13.908</text:p>
          </table:table-cell>
        </table:table-row>
        <table:table-row table:style-name="ro1">
          <table:table-cell office:value-type="string" calcext:value-type="string">
            <text:p>energy transferred per charge [Ws]</text:p>
          </table:table-cell>
          <table:table-cell table:formula="of:=0.404*[.B17]*[.B1]*[.B1]" office:value-type="float" office:value="0.0000404" calcext:value-type="float">
            <text:p>0.0000404</text:p>
          </table:table-cell>
        </table:table-row>
        <table:table-row table:style-name="ro1">
          <table:table-cell office:value-type="string" calcext:value-type="string">
            <text:p>energy transferred per cycle [Ws]</text:p>
          </table:table-cell>
          <table:table-cell table:formula="of:=[.B25]/2" office:value-type="float" office:value="0.0000202" calcext:value-type="float">
            <text:p>0.0000202</text:p>
          </table:table-cell>
        </table:table-row>
        <table:table-row table:style-name="ro1">
          <table:table-cell office:value-type="string" calcext:value-type="string">
            <text:p>time till balanced [s]</text:p>
          </table:table-cell>
          <table:table-cell table:formula="of:=[.B3]/[.B26]" office:value-type="float" office:value="784158415.841584" calcext:value-type="float">
            <text:p>784158415.841584</text:p>
          </table:table-cell>
        </table:table-row>
        <table:table-row table:style-name="ro1">
          <table:table-cell office:value-type="string" calcext:value-type="string">
            <text:p>time till balanced [h]</text:p>
          </table:table-cell>
          <table:table-cell table:formula="of:=[.B27]/3600" office:value-type="float" office:value="217821.782178218" calcext:value-type="float">
            <text:p>217821.782178218</text:p>
          </table:table-cell>
        </table:table-row>
        <table:table-row table:style-name="ro1">
          <table:table-cell office:value-type="string" calcext:value-type="string">
            <text:p>time till balanced [a]</text:p>
          </table:table-cell>
          <table:table-cell table:formula="of:=[.B28]/24/365.25" office:value-type="float" office:value="24.8484807412979" calcext:value-type="float">
            <text:p>24.84848074129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6" number:min-decimal-places="16" number:min-integer-digits="1"/>
    </number:number-style>
    <number:number-style style:name="N133">
      <number:number number:decimal-places="17" number:min-decimal-places="17" number:min-integer-digits="1"/>
    </number:number-style>
    <number:number-style style:name="N134">
      <number:number number:decimal-places="18" number:min-decimal-places="18" number:min-integer-digits="1"/>
    </number:number-style>
    <number:number-style style:name="N135">
      <number:number number:decimal-places="19" number:min-decimal-places="19" number:min-integer-digits="1"/>
    </number:number-style>
    <number:number-style style:name="N136">
      <number:number number:decimal-places="12" number:min-decimal-places="12" number:min-integer-digits="1"/>
    </number:number-style>
    <number:number-style style:name="N137">
      <number:number number:decimal-places="11" number:min-decimal-places="11" number:min-integer-digits="1"/>
    </number:number-style>
    <number:number-style style:name="N138">
      <number:number number:decimal-places="10" number:min-decimal-places="10" number:min-integer-digits="1"/>
    </number:number-style>
    <number:number-style style:name="N139">
      <number:number number:decimal-places="9" number:min-decimal-places="9" number:min-integer-digits="1"/>
    </number:number-style>
    <number:number-style style:name="N140">
      <number:number number:decimal-places="8" number:min-decimal-places="8" number:min-integer-digits="1"/>
    </number:number-style>
    <number:number-style style:name="N141">
      <number:number number:decimal-places="7" number:min-decimal-places="7" number:min-integer-digits="1"/>
    </number:number-style>
    <number:number-style style:name="N142">
      <number:number number:decimal-places="6" number:min-decimal-places="6" number:min-integer-digits="1"/>
    </number:number-style>
    <number:number-style style:name="N143">
      <number:number number:decimal-places="5" number:min-decimal-places="5" number:min-integer-digits="1"/>
    </number:number-style>
    <number:number-style style:name="N144">
      <number:number number:decimal-places="4" number:min-decimal-places="4" number:min-integer-digits="1"/>
    </number:number-style>
    <number:number-style style:name="N145">
      <number:number number:decimal-places="3" number:min-decimal-places="3" number:min-integer-digits="1"/>
    </number:number-style>
    <number:number-style style:name="N14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2">00/00/0000</text:date>, <text:time style:data-style-name="N2" text:time-value="18:31:55.9506300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17:18:28.691040455</meta:creation-date>
    <meta:generator>LibreOffice/7.5.6.2$Linux_X86_64 LibreOffice_project/50$Build-2</meta:generator>
    <dc:date>2023-10-22T19:38:32.913602306</dc:date>
    <meta:editing-duration>PT4H18M12S</meta:editing-duration>
    <meta:editing-cycles>26</meta:editing-cycles>
    <meta:document-statistic meta:table-count="3" meta:cell-count="102" meta:object-count="0"/>
  </office:meta>
</office:document-meta>
</file>